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0.82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3.4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4843in" svg:y="0.4878in">
            <draw:object draw:notify-on-update-of-ranges="Sheet1.B4:Sheet1.B4 Sheet1.B5:Sheet1.B54 Sheet1.C4:Sheet1.C4 Sheet1.C5:Sheet1.C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ABR volatility: 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0.0816">
            <text:p>0.081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/>
          <table:table-cell office:value-type="string">
            <text:p>strike</text:p>
          </table:table-cell>
          <table:table-cell office:value-type="string">
            <text:p>sabr vol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$B$2]+[.$B$2]*([.A5]-25)/50" office:value-type="float" office:value="0.0408">
            <text:p>0.0408</text:p>
          </table:table-cell>
          <table:table-cell table:style-name="ce1" office:value-type="float" office:value="0.254986">
            <text:p>0.254986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$B$2]+[.$B$2]*([.A6]-25)/50" office:value-type="float" office:value="0.042432">
            <text:p>0.042432</text:p>
          </table:table-cell>
          <table:table-cell table:style-name="ce1" office:value-type="float" office:value="0.247954">
            <text:p>0.247954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$B$2]+[.$B$2]*([.A7]-25)/50" office:value-type="float" office:value="0.044064">
            <text:p>0.044064</text:p>
          </table:table-cell>
          <table:table-cell table:style-name="ce1" office:value-type="float" office:value="0.241181">
            <text:p>0.241181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$B$2]+[.$B$2]*([.A8]-25)/50" office:value-type="float" office:value="0.045696">
            <text:p>0.045696</text:p>
          </table:table-cell>
          <table:table-cell table:style-name="ce1" office:value-type="float" office:value="0.234651">
            <text:p>0.234651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$B$2]+[.$B$2]*([.A9]-25)/50" office:value-type="float" office:value="0.047328">
            <text:p>0.047328</text:p>
          </table:table-cell>
          <table:table-cell table:style-name="ce1" office:value-type="float" office:value="0.22835">
            <text:p>0.2283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$B$2]+[.$B$2]*([.A10]-25)/50" office:value-type="float" office:value="0.04896">
            <text:p>0.04896</text:p>
          </table:table-cell>
          <table:table-cell table:style-name="ce1" office:value-type="float" office:value="0.222265">
            <text:p>0.222265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$B$2]+[.$B$2]*([.A11]-25)/50" office:value-type="float" office:value="0.050592">
            <text:p>0.050592</text:p>
          </table:table-cell>
          <table:table-cell table:style-name="ce1" office:value-type="float" office:value="0.216387">
            <text:p>0.216387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$B$2]+[.$B$2]*([.A12]-25)/50" office:value-type="float" office:value="0.052224">
            <text:p>0.052224</text:p>
          </table:table-cell>
          <table:table-cell table:style-name="ce1" office:value-type="float" office:value="0.210706">
            <text:p>0.210706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$B$2]+[.$B$2]*([.A13]-25)/50" office:value-type="float" office:value="0.053856">
            <text:p>0.053856</text:p>
          </table:table-cell>
          <table:table-cell table:style-name="ce1" office:value-type="float" office:value="0.205216">
            <text:p>0.205216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$B$2]+[.$B$2]*([.A14]-25)/50" office:value-type="float" office:value="0.055488">
            <text:p>0.055488</text:p>
          </table:table-cell>
          <table:table-cell table:style-name="ce1" office:value-type="float" office:value="0.19991">
            <text:p>0.1999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$B$2]+[.$B$2]*([.A15]-25)/50" office:value-type="float" office:value="0.05712">
            <text:p>0.05712</text:p>
          </table:table-cell>
          <table:table-cell table:style-name="ce1" office:value-type="float" office:value="0.194784">
            <text:p>0.194784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f:=[.$B$2]+[.$B$2]*([.A16]-25)/50" office:value-type="float" office:value="0.058752">
            <text:p>0.058752</text:p>
          </table:table-cell>
          <table:table-cell table:style-name="ce1" office:value-type="float" office:value="0.189835">
            <text:p>0.189835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f:=[.$B$2]+[.$B$2]*([.A17]-25)/50" office:value-type="float" office:value="0.060384">
            <text:p>0.060384</text:p>
          </table:table-cell>
          <table:table-cell table:style-name="ce1" office:value-type="float" office:value="0.18506">
            <text:p>0.18506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f:=[.$B$2]+[.$B$2]*([.A18]-25)/50" office:value-type="float" office:value="0.062016">
            <text:p>0.062016</text:p>
          </table:table-cell>
          <table:table-cell table:style-name="ce1" office:value-type="float" office:value="0.180459">
            <text:p>0.180459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f:=[.$B$2]+[.$B$2]*([.A19]-25)/50" office:value-type="float" office:value="0.063648">
            <text:p>0.063648</text:p>
          </table:table-cell>
          <table:table-cell table:style-name="ce1" office:value-type="float" office:value="0.176033">
            <text:p>0.176033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f:=[.$B$2]+[.$B$2]*([.A20]-25)/50" office:value-type="float" office:value="0.06528">
            <text:p>0.06528</text:p>
          </table:table-cell>
          <table:table-cell table:style-name="ce1" office:value-type="float" office:value="0.171785">
            <text:p>0.171785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formula="of:=[.$B$2]+[.$B$2]*([.A21]-25)/50" office:value-type="float" office:value="0.066912">
            <text:p>0.066912</text:p>
          </table:table-cell>
          <table:table-cell table:style-name="ce1" office:value-type="float" office:value="0.167719">
            <text:p>0.167719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formula="of:=[.$B$2]+[.$B$2]*([.A22]-25)/50" office:value-type="float" office:value="0.068544">
            <text:p>0.068544</text:p>
          </table:table-cell>
          <table:table-cell table:style-name="ce1" office:value-type="float" office:value="0.163841">
            <text:p>0.16384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formula="of:=[.$B$2]+[.$B$2]*([.A23]-25)/50" office:value-type="float" office:value="0.070176">
            <text:p>0.070176</text:p>
          </table:table-cell>
          <table:table-cell table:style-name="ce1" office:value-type="float" office:value="0.160157">
            <text:p>0.160157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formula="of:=[.$B$2]+[.$B$2]*([.A24]-25)/50" office:value-type="float" office:value="0.071808">
            <text:p>0.071808</text:p>
          </table:table-cell>
          <table:table-cell table:style-name="ce1" office:value-type="float" office:value="0.156677">
            <text:p>0.156677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[.$B$2]+[.$B$2]*([.A25]-25)/50" office:value-type="float" office:value="0.07344">
            <text:p>0.07344</text:p>
          </table:table-cell>
          <table:table-cell table:style-name="ce1" office:value-type="float" office:value="0.153412">
            <text:p>0.153412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formula="of:=[.$B$2]+[.$B$2]*([.A26]-25)/50" office:value-type="float" office:value="0.075072">
            <text:p>0.075072</text:p>
          </table:table-cell>
          <table:table-cell table:style-name="ce1" office:value-type="float" office:value="0.150375">
            <text:p>0.150375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formula="of:=[.$B$2]+[.$B$2]*([.A27]-25)/50" office:value-type="float" office:value="0.076704">
            <text:p>0.076704</text:p>
          </table:table-cell>
          <table:table-cell table:style-name="ce1" office:value-type="float" office:value="0.147579">
            <text:p>0.147579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formula="of:=[.$B$2]+[.$B$2]*([.A28]-25)/50" office:value-type="float" office:value="0.078336">
            <text:p>0.078336</text:p>
          </table:table-cell>
          <table:table-cell table:style-name="ce1" office:value-type="float" office:value="0.145038">
            <text:p>0.145038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formula="of:=[.$B$2]+[.$B$2]*([.A29]-25)/50" office:value-type="float" office:value="0.079968">
            <text:p>0.079968</text:p>
          </table:table-cell>
          <table:table-cell table:style-name="ce1" office:value-type="float" office:value="0.142766">
            <text:p>0.142766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$B$2]+[.$B$2]*([.A30]-25)/50" office:value-type="float" office:value="0.0816">
            <text:p>0.0816</text:p>
          </table:table-cell>
          <table:table-cell table:style-name="ce1" office:value-type="float" office:value="0.140778">
            <text:p>0.140778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formula="of:=[.$B$2]+[.$B$2]*([.A31]-25)/50" office:value-type="float" office:value="0.083232">
            <text:p>0.083232</text:p>
          </table:table-cell>
          <table:table-cell table:style-name="ce1" office:value-type="float" office:value="0.139085">
            <text:p>0.13908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formula="of:=[.$B$2]+[.$B$2]*([.A32]-25)/50" office:value-type="float" office:value="0.084864">
            <text:p>0.084864</text:p>
          </table:table-cell>
          <table:table-cell table:style-name="ce1" office:value-type="float" office:value="0.137696">
            <text:p>0.13769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formula="of:=[.$B$2]+[.$B$2]*([.A33]-25)/50" office:value-type="float" office:value="0.086496">
            <text:p>0.086496</text:p>
          </table:table-cell>
          <table:table-cell table:style-name="ce1" office:value-type="float" office:value="0.136614">
            <text:p>0.136614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formula="of:=[.$B$2]+[.$B$2]*([.A34]-25)/50" office:value-type="float" office:value="0.088128">
            <text:p>0.088128</text:p>
          </table:table-cell>
          <table:table-cell table:style-name="ce1" office:value-type="float" office:value="0.135839">
            <text:p>0.13583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formula="of:=[.$B$2]+[.$B$2]*([.A35]-25)/50" office:value-type="float" office:value="0.08976">
            <text:p>0.08976</text:p>
          </table:table-cell>
          <table:table-cell table:style-name="ce1" office:value-type="float" office:value="0.135365">
            <text:p>0.135365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formula="of:=[.$B$2]+[.$B$2]*([.A36]-25)/50" office:value-type="float" office:value="0.091392">
            <text:p>0.091392</text:p>
          </table:table-cell>
          <table:table-cell table:style-name="ce1" office:value-type="float" office:value="0.135178">
            <text:p>0.135178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formula="of:=[.$B$2]+[.$B$2]*([.A37]-25)/50" office:value-type="float" office:value="0.093024">
            <text:p>0.093024</text:p>
          </table:table-cell>
          <table:table-cell table:style-name="ce1" office:value-type="float" office:value="0.135262">
            <text:p>0.135262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formula="of:=[.$B$2]+[.$B$2]*([.A38]-25)/50" office:value-type="float" office:value="0.094656">
            <text:p>0.094656</text:p>
          </table:table-cell>
          <table:table-cell table:style-name="ce1" office:value-type="float" office:value="0.135596">
            <text:p>0.135596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formula="of:=[.$B$2]+[.$B$2]*([.A39]-25)/50" office:value-type="float" office:value="0.096288">
            <text:p>0.096288</text:p>
          </table:table-cell>
          <table:table-cell table:style-name="ce1" office:value-type="float" office:value="0.136156">
            <text:p>0.136156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formula="of:=[.$B$2]+[.$B$2]*([.A40]-25)/50" office:value-type="float" office:value="0.09792">
            <text:p>0.09792</text:p>
          </table:table-cell>
          <table:table-cell table:style-name="ce1" office:value-type="float" office:value="0.136917">
            <text:p>0.136917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formula="of:=[.$B$2]+[.$B$2]*([.A41]-25)/50" office:value-type="float" office:value="0.099552">
            <text:p>0.099552</text:p>
          </table:table-cell>
          <table:table-cell table:style-name="ce1" office:value-type="float" office:value="0.137854">
            <text:p>0.137854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formula="of:=[.$B$2]+[.$B$2]*([.A42]-25)/50" office:value-type="float" office:value="0.101184">
            <text:p>0.101184</text:p>
          </table:table-cell>
          <table:table-cell table:style-name="ce1" office:value-type="float" office:value="0.138942">
            <text:p>0.138942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formula="of:=[.$B$2]+[.$B$2]*([.A43]-25)/50" office:value-type="float" office:value="0.102816">
            <text:p>0.102816</text:p>
          </table:table-cell>
          <table:table-cell table:style-name="ce1" office:value-type="float" office:value="0.140159">
            <text:p>0.140159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formula="of:=[.$B$2]+[.$B$2]*([.A44]-25)/50" office:value-type="float" office:value="0.104448">
            <text:p>0.104448</text:p>
          </table:table-cell>
          <table:table-cell table:style-name="ce1" office:value-type="float" office:value="0.141484">
            <text:p>0.141484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$B$2]+[.$B$2]*([.A45]-25)/50" office:value-type="float" office:value="0.10608">
            <text:p>0.10608</text:p>
          </table:table-cell>
          <table:table-cell table:style-name="ce1" office:value-type="float" office:value="0.142898">
            <text:p>0.142898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formula="of:=[.$B$2]+[.$B$2]*([.A46]-25)/50" office:value-type="float" office:value="0.107712">
            <text:p>0.107712</text:p>
          </table:table-cell>
          <table:table-cell table:style-name="ce1" office:value-type="float" office:value="0.144386">
            <text:p>0.144386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formula="of:=[.$B$2]+[.$B$2]*([.A47]-25)/50" office:value-type="float" office:value="0.109344">
            <text:p>0.109344</text:p>
          </table:table-cell>
          <table:table-cell table:style-name="ce1" office:value-type="float" office:value="0.145931">
            <text:p>0.145931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formula="of:=[.$B$2]+[.$B$2]*([.A48]-25)/50" office:value-type="float" office:value="0.110976">
            <text:p>0.110976</text:p>
          </table:table-cell>
          <table:table-cell table:style-name="ce1" office:value-type="float" office:value="0.147523">
            <text:p>0.147523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formula="of:=[.$B$2]+[.$B$2]*([.A49]-25)/50" office:value-type="float" office:value="0.112608">
            <text:p>0.112608</text:p>
          </table:table-cell>
          <table:table-cell table:style-name="ce1" office:value-type="float" office:value="0.14915">
            <text:p>0.14915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formula="of:=[.$B$2]+[.$B$2]*([.A50]-25)/50" office:value-type="float" office:value="0.11424">
            <text:p>0.11424</text:p>
          </table:table-cell>
          <table:table-cell table:style-name="ce1" office:value-type="float" office:value="0.150804">
            <text:p>0.150804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formula="of:=[.$B$2]+[.$B$2]*([.A51]-25)/50" office:value-type="float" office:value="0.115872">
            <text:p>0.115872</text:p>
          </table:table-cell>
          <table:table-cell table:style-name="ce1" office:value-type="float" office:value="0.152476">
            <text:p>0.152476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formula="of:=[.$B$2]+[.$B$2]*([.A52]-25)/50" office:value-type="float" office:value="0.117504">
            <text:p>0.117504</text:p>
          </table:table-cell>
          <table:table-cell table:style-name="ce1" office:value-type="float" office:value="0.154161">
            <text:p>0.154161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formula="of:=[.$B$2]+[.$B$2]*([.A53]-25)/50" office:value-type="float" office:value="0.119136">
            <text:p>0.119136</text:p>
          </table:table-cell>
          <table:table-cell table:style-name="ce1" office:value-type="float" office:value="0.155853">
            <text:p>0.155853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formula="of:=[.$B$2]+[.$B$2]*([.A54]-25)/50" office:value-type="float" office:value="0.120768">
            <text:p>0.120768</text:p>
          </table:table-cell>
          <table:table-cell table:style-name="ce1" office:value-type="float" office:value="0.157547">
            <text:p>0.157547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4">
          <table:table-cell/>
          <table:table-cell table:style-name="ce2" office:value-type="string">
            <text:p>Rate strike = 0.0730; <text:s text:c="12"/>Rate forward = 0.0816; <text:s text:c="12"/>Time expiryTime = 0.5; <text:s text:c="12"/>Real alpha = 0.037561; <text:s text:c="12"/>// beta=0 for normal process <text:s text:c="12"/>// beta=1 for log normal process <text:s text:c="12"/>// beta=0.5 for stochastic CIR <text:s text:c="12"/>Real beta = 0.5; <text:s text:c="12"/>Real nu = 0.573296; <text:s text:c="12"/>Real rho = 0.100044;</text:p>
          </table:table-cell>
          <table:table-cell/>
        </table:table-row>
        <table:table-row table:style-name="ro2" table:number-rows-repeated="104851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iversatile </meta:initial-creator>
    <meta:creation-date>2012-09-27T05:36:09</meta:creation-date>
    <dc:date>2012-09-27T05:49:22</dc:date>
    <dc:creator>deriversatile </dc:creator>
    <meta:editing-duration>PT1M38S</meta:editing-duration>
    <meta:editing-cycles>2</meta:editing-cycles>
    <meta:generator>LibreOffice/3.5$Linux_X86_64 LibreOffice_project/350m1$Build-2</meta:generator>
    <meta:document-statistic meta:table-count="3" meta:cell-count="155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B4:Sheet1.C54" chart:data-source-has-labels="row" svg:x="0.77cm" svg:y="0.855cm" svg:width="12.029cm" svg:height="7.545cm">
          <chartooo:coordinate-region svg:x="1.682cm" svg:y="1.055cm" svg:width="10.785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54" chart:label-cell-address="Sheet1.C4:Sheet1.C4" chart:class="chart:scatter">
            <chart:domain table:cell-range-address="Sheet1.B5:Sheet1.B54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abr vol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08">
                <text:p>0.0408</text:p>
                <draw:g>
                  <svg:desc>Sheet1.B5:Sheet1.B54</svg:desc>
                </draw:g>
              </table:table-cell>
              <table:table-cell office:value-type="float" office:value="0.254986">
                <text:p>0.254986</text:p>
                <draw:g>
                  <svg:desc>Sheet1.C5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432">
                <text:p>0.042432</text:p>
              </table:table-cell>
              <table:table-cell office:value-type="float" office:value="0.247954">
                <text:p>0.247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064">
                <text:p>0.044064</text:p>
              </table:table-cell>
              <table:table-cell office:value-type="float" office:value="0.241181">
                <text:p>0.241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696">
                <text:p>0.045696</text:p>
              </table:table-cell>
              <table:table-cell office:value-type="float" office:value="0.234651">
                <text:p>0.234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328">
                <text:p>0.047328</text:p>
              </table:table-cell>
              <table:table-cell office:value-type="float" office:value="0.22835">
                <text:p>0.22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96">
                <text:p>0.04896</text:p>
              </table:table-cell>
              <table:table-cell office:value-type="float" office:value="0.222265">
                <text:p>0.222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592">
                <text:p>0.050592</text:p>
              </table:table-cell>
              <table:table-cell office:value-type="float" office:value="0.216387">
                <text:p>0.216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224">
                <text:p>0.052224</text:p>
              </table:table-cell>
              <table:table-cell office:value-type="float" office:value="0.210706">
                <text:p>0.210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856">
                <text:p>0.053856</text:p>
              </table:table-cell>
              <table:table-cell office:value-type="float" office:value="0.205216">
                <text:p>0.205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5488">
                <text:p>0.055488</text:p>
              </table:table-cell>
              <table:table-cell office:value-type="float" office:value="0.19991">
                <text:p>0.19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712">
                <text:p>0.05712</text:p>
              </table:table-cell>
              <table:table-cell office:value-type="float" office:value="0.194784">
                <text:p>0.194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8752">
                <text:p>0.058752</text:p>
              </table:table-cell>
              <table:table-cell office:value-type="float" office:value="0.189835">
                <text:p>0.189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0384">
                <text:p>0.060384</text:p>
              </table:table-cell>
              <table:table-cell office:value-type="float" office:value="0.18506">
                <text:p>0.18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016">
                <text:p>0.062016</text:p>
              </table:table-cell>
              <table:table-cell office:value-type="float" office:value="0.180459">
                <text:p>0.180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648">
                <text:p>0.063648</text:p>
              </table:table-cell>
              <table:table-cell office:value-type="float" office:value="0.176033">
                <text:p>0.176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528">
                <text:p>0.06528</text:p>
              </table:table-cell>
              <table:table-cell office:value-type="float" office:value="0.171785">
                <text:p>0.171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912">
                <text:p>0.066912</text:p>
              </table:table-cell>
              <table:table-cell office:value-type="float" office:value="0.167719">
                <text:p>0.167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8544">
                <text:p>0.068544</text:p>
              </table:table-cell>
              <table:table-cell office:value-type="float" office:value="0.163841">
                <text:p>0.163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0176">
                <text:p>0.070176</text:p>
              </table:table-cell>
              <table:table-cell office:value-type="float" office:value="0.160157">
                <text:p>0.160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808">
                <text:p>0.071808</text:p>
              </table:table-cell>
              <table:table-cell office:value-type="float" office:value="0.156677">
                <text:p>0.156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344">
                <text:p>0.07344</text:p>
              </table:table-cell>
              <table:table-cell office:value-type="float" office:value="0.153412">
                <text:p>0.1534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5072">
                <text:p>0.075072</text:p>
              </table:table-cell>
              <table:table-cell office:value-type="float" office:value="0.150375">
                <text:p>0.150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6704">
                <text:p>0.076704</text:p>
              </table:table-cell>
              <table:table-cell office:value-type="float" office:value="0.147579">
                <text:p>0.147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8336">
                <text:p>0.078336</text:p>
              </table:table-cell>
              <table:table-cell office:value-type="float" office:value="0.145038">
                <text:p>0.145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968">
                <text:p>0.079968</text:p>
              </table:table-cell>
              <table:table-cell office:value-type="float" office:value="0.142766">
                <text:p>0.142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16">
                <text:p>0.0816</text:p>
              </table:table-cell>
              <table:table-cell office:value-type="float" office:value="0.140778">
                <text:p>0.140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3232">
                <text:p>0.083232</text:p>
              </table:table-cell>
              <table:table-cell office:value-type="float" office:value="0.139085">
                <text:p>0.139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864">
                <text:p>0.084864</text:p>
              </table:table-cell>
              <table:table-cell office:value-type="float" office:value="0.137696">
                <text:p>0.137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6496">
                <text:p>0.086496</text:p>
              </table:table-cell>
              <table:table-cell office:value-type="float" office:value="0.136614">
                <text:p>0.136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8128">
                <text:p>0.088128</text:p>
              </table:table-cell>
              <table:table-cell office:value-type="float" office:value="0.135839">
                <text:p>0.135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976">
                <text:p>0.08976</text:p>
              </table:table-cell>
              <table:table-cell office:value-type="float" office:value="0.135365">
                <text:p>0.1353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1392">
                <text:p>0.091392</text:p>
              </table:table-cell>
              <table:table-cell office:value-type="float" office:value="0.135178">
                <text:p>0.135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3024">
                <text:p>0.093024</text:p>
              </table:table-cell>
              <table:table-cell office:value-type="float" office:value="0.135262">
                <text:p>0.135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4656">
                <text:p>0.094656</text:p>
              </table:table-cell>
              <table:table-cell office:value-type="float" office:value="0.135596">
                <text:p>0.135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6288">
                <text:p>0.096288</text:p>
              </table:table-cell>
              <table:table-cell office:value-type="float" office:value="0.136156">
                <text:p>0.136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792">
                <text:p>0.09792</text:p>
              </table:table-cell>
              <table:table-cell office:value-type="float" office:value="0.136917">
                <text:p>0.1369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552">
                <text:p>0.099552</text:p>
              </table:table-cell>
              <table:table-cell office:value-type="float" office:value="0.137854">
                <text:p>0.137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1184">
                <text:p>0.101184</text:p>
              </table:table-cell>
              <table:table-cell office:value-type="float" office:value="0.138942">
                <text:p>0.138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2816">
                <text:p>0.102816</text:p>
              </table:table-cell>
              <table:table-cell office:value-type="float" office:value="0.140159">
                <text:p>0.1401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4448">
                <text:p>0.104448</text:p>
              </table:table-cell>
              <table:table-cell office:value-type="float" office:value="0.141484">
                <text:p>0.141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608">
                <text:p>0.10608</text:p>
              </table:table-cell>
              <table:table-cell office:value-type="float" office:value="0.142898">
                <text:p>0.1428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7712">
                <text:p>0.107712</text:p>
              </table:table-cell>
              <table:table-cell office:value-type="float" office:value="0.144386">
                <text:p>0.14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9344">
                <text:p>0.109344</text:p>
              </table:table-cell>
              <table:table-cell office:value-type="float" office:value="0.145931">
                <text:p>0.145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0976">
                <text:p>0.110976</text:p>
              </table:table-cell>
              <table:table-cell office:value-type="float" office:value="0.147523">
                <text:p>0.147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2608">
                <text:p>0.112608</text:p>
              </table:table-cell>
              <table:table-cell office:value-type="float" office:value="0.14915">
                <text:p>0.14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424">
                <text:p>0.11424</text:p>
              </table:table-cell>
              <table:table-cell office:value-type="float" office:value="0.150804">
                <text:p>0.150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872">
                <text:p>0.115872</text:p>
              </table:table-cell>
              <table:table-cell office:value-type="float" office:value="0.152476">
                <text:p>0.1524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7504">
                <text:p>0.117504</text:p>
              </table:table-cell>
              <table:table-cell office:value-type="float" office:value="0.154161">
                <text:p>0.154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9136">
                <text:p>0.119136</text:p>
              </table:table-cell>
              <table:table-cell office:value-type="float" office:value="0.155853">
                <text:p>0.155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0768">
                <text:p>0.120768</text:p>
              </table:table-cell>
              <table:table-cell office:value-type="float" office:value="0.157547">
                <text:p>0.157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